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text-properties style:font-name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/>
    </style:style>
    <style:style style:name="P4" style:parent-style-name="Normal" style:family="paragraph">
      <style:text-properties style:font-name="Times New Roman" fo:font-weight="bold" style:font-weight-asian="bold" style:font-weight-complex="bold"/>
    </style:style>
    <style:style style:name="P5" style:parent-style-name="Normal" style:family="paragraph">
      <style:text-properties style:font-name="Times New Roman"/>
    </style:style>
    <style:style style:name="P6" style:parent-style-name="Normal" style:family="paragraph">
      <style:text-properties style:font-name="Times New Roman"/>
    </style:style>
    <style:style style:name="P7" style:parent-style-name="Normal" style:family="paragraph">
      <style:text-properties style:font-name="Times New Roman"/>
    </style:style>
    <style:style style:name="P8" style:parent-style-name="Normal" style:family="paragraph">
      <style:text-properties style:font-name="Times New Roman" fo:font-weight="bold" style:font-weight-asian="bold" style:font-weight-complex="bold"/>
    </style:style>
    <style:style style:name="P9" style:parent-style-name="Normal" style:family="paragraph">
      <style:text-properties style:font-name="Times New Roman"/>
    </style:style>
  </office:automatic-styles>
  <office:body>
    <office:text text:use-soft-page-breaks="true">
      <text:h text:style-name="P1" text:outline-level="1">Steps Followed During the process of the Creating Billing Alarms.</text:h>
      <text:p text:style-name="P2">Step 1:</text:p>
      <text:p text:style-name="P3">Open the Azure Portal</text:p>
      <text:p text:style-name="P4">Step 2:</text:p>
      <text:p text:style-name="P5">In the Azure Portal, Look at the left-side panel or can use the search Bar at the top.</text:p>
      <text:p text:style-name="P6">Search for Cost Management + Billing.</text:p>
      <text:p text:style-name="P7">Click on it to open.</text:p>
      <text:p text:style-name="P8">Step 3: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reeya Dinesh Desai</meta:initial-creator>
    <dc:creator>Shreeya Dinesh Desai</dc:creator>
    <meta:creation-date>2025-07-15T17:23:00Z</meta:creation-date>
    <dc:date>2025-07-15T21:28:00Z</dc:date>
    <meta:template xlink:href="Normal" xlink:type="simple"/>
    <meta:editing-cycles>34</meta:editing-cycles>
    <meta:editing-duration>PT14220S</meta:editing-duration>
    <meta:document-statistic meta:page-count="1" meta:paragraph-count="1" meta:word-count="38" meta:character-count="258" meta:row-count="1" meta:non-whitespace-character-count="221"/>
  </office:meta>
</office:document-meta>
</file>